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Arial1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Gill Sans For AMD Regular" svg:font-family="'Gill Sans For AMD Regular', 'Gill Sans For AMD Regular'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275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line-through-mode="continuous" style:font-name-asian="Gill Sans For AMD Regular" style:font-size-asian="20pt" style:language-asian="en" style:country-asian="US" style:font-style-asian="normal" style:font-weight-asian="bold" style:font-name-complex="Gill Sans For AMD Regular" style:font-size-complex="11.3500003814697pt" style:language-complex="en" style:country-complex="US" style:font-style-complex="normal" style:font-weight-complex="bold" style:text-emphasize="none" style:font-relief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number-columns-repeated="6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table:style-name="ce1" office:value-type="string">
            <text:p>ROACH Maximum Power Dissipation Estimate</text:p>
          </table:table-cell>
          <table:table-cell table:style-name="ce1" table:number-columns-repeated="7"/>
        </table:table-row>
        <table:table-row table:style-name="ro1">
          <table:table-cell table:style-name="ce1" table:number-columns-repeated="8"/>
        </table:table-row>
        <table:table-row table:style-name="ro1">
          <table:table-cell table:style-name="ce1" office:value-type="string">
            <text:p>Item #</text:p>
          </table:table-cell>
          <table:table-cell table:style-name="ce1" table:number-columns-repeated="2"/>
          <table:table-cell table:style-name="ce1" office:value-type="string">
            <text:p>Power Dissipation (W)</text:p>
          </table:table-cell>
          <table:table-cell table:style-name="ce1" table:number-columns-repeated="2"/>
          <table:table-cell table:style-name="ce1" office:value-type="string">
            <text:p>Comments</text:p>
          </table:table-cell>
          <table:table-cell table:style-name="ce1"/>
        </table:table-row>
        <table:table-row table:style-name="ro1">
          <table:table-cell office:value-type="float" office:value="1">
            <text:p>1</text:p>
          </table:table-cell>
          <table:table-cell/>
          <table:table-cell office:value-type="string">
            <text:p>LT1963AEQ</text:p>
          </table:table-cell>
          <table:table-cell/>
          <table:table-cell office:value-type="float" office:value="2.95">
            <text:p>2.95</text:p>
          </table:table-cell>
          <table:table-cell/>
          <table:table-cell office:value-type="string">
            <text:p>1.5A x (5V - 3.3V) + (0.08A x 5V) 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string">
            <text:p>AT84AD001BCTD</text:p>
          </table:table-cell>
          <table:table-cell/>
          <table:table-cell office:value-type="float" office:value="1.7">
            <text:p>1.7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string">
            <text:p>Virtex 5 SX95</text:p>
          </table:table-cell>
          <table:table-cell/>
          <table:table-cell office:value-type="float" office:value="40">
            <text:p>40</text:p>
          </table:table-cell>
          <table:table-cell/>
          <table:table-cell office:value-type="string">
            <text:p>Worst Case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/>
          <table:table-cell office:value-type="string">
            <text:p>AMCC 440EPC</text:p>
          </table:table-cell>
          <table:table-cell/>
          <table:table-cell office:value-type="float" office:value="3.77">
            <text:p>3.77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/>
          <table:table-cell office:value-type="string">
            <text:p>XC2C256</text:p>
          </table:table-cell>
          <table:table-cell/>
          <table:table-cell office:value-type="float" office:value="1.67">
            <text:p>1.67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/>
          <table:table-cell office:value-type="string">
            <text:p>DP83865</text:p>
          </table:table-cell>
          <table:table-cell/>
          <table:table-cell office:value-type="float" office:value="1.64">
            <text:p>1.64</text:p>
          </table:table-cell>
          <table:table-cell/>
          <table:table-cell table:formula="oooc:=1.8*0.43+2.5*0.19+2.5*0.01+3.3*0.01+1.8*0.07+2.5*0.06+2.5*0.01+3.3*0.01" office:value-type="float" office:value="1.641">
            <text:p>1.64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/>
          <table:table-cell office:value-type="string">
            <text:p>K7S3218T4C-FC40</text:p>
          </table:table-cell>
          <table:table-cell/>
          <table:table-cell office:value-type="float" office:value="1.71">
            <text:p>1.71</text:p>
          </table:table-cell>
          <table:table-cell/>
          <table:table-cell table:formula="oooc:=1.8*0.95" office:value-type="float" office:value="1.71">
            <text:p>1.71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/>
          <table:table-cell table:style-name="ce2" office:value-type="string">
            <text:p>S29AL032D</text:p>
          </table:table-cell>
          <table:table-cell/>
          <table:table-cell office:value-type="float" office:value="0.11">
            <text:p>0.11</text:p>
          </table:table-cell>
          <table:table-cell/>
          <table:table-cell table:formula="oooc:=3*0.035" office:value-type="float" office:value="0.105">
            <text:p>0.11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/>
          <table:table-cell office:value-type="string">
            <text:p>PTH05T210WAD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string">
            <text:p>Maximum Rating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/>
          <table:table-cell office:value-type="string">
            <text:p>PTH08T230WAD</text:p>
          </table:table-cell>
          <table:table-cell/>
          <table:table-cell office:value-type="float" office:value="2.5">
            <text:p>2.5</text:p>
          </table:table-cell>
          <table:table-cell/>
          <table:table-cell office:value-type="string">
            <text:p>Maximum Rating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/>
          <table:table-cell office:value-type="string">
            <text:p>PTH08T240WAD</text:p>
          </table:table-cell>
          <table:table-cell/>
          <table:table-cell office:value-type="float" office:value="3.75">
            <text:p>3.75</text:p>
          </table:table-cell>
          <table:table-cell/>
          <table:table-cell office:value-type="string">
            <text:p>Maximum Rating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/>
          <table:table-cell office:value-type="string">
            <text:p>PTH08T220WAD</text:p>
          </table:table-cell>
          <table:table-cell/>
          <table:table-cell office:value-type="float" office:value="5.5">
            <text:p>5.5</text:p>
          </table:table-cell>
          <table:table-cell/>
          <table:table-cell office:value-type="string">
            <text:p>Maximum Rating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/>
          <table:table-cell office:value-type="string">
            <text:p>AFS600</text:p>
          </table:table-cell>
          <table:table-cell/>
          <table:table-cell office:value-type="float" office:value="0.66">
            <text:p>0.66</text:p>
          </table:table-cell>
          <table:table-cell/>
          <table:table-cell office:value-type="string">
            <text:p>General Design Example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/>
          <table:table-cell office:value-type="string">
            <text:p>DIMM Memory Module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string">
            <text:p>General Approximation Based on Micron Power Calculator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/>
          <table:table-cell office:value-type="string">
            <text:p>TPS74401RGWT</text:p>
          </table:table-cell>
          <table:table-cell/>
          <table:table-cell office:value-type="float" office:value="2.74">
            <text:p>2.74</text:p>
          </table:table-cell>
          <table:table-cell/>
          <table:table-cell office:value-type="string">
            <text:p>Maximum Rating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/>
          <table:table-cell office:value-type="string">
            <text:p>FJD3076TM</text:p>
          </table:table-cell>
          <table:table-cell/>
          <table:table-cell office:value-type="float" office:value="10">
            <text:p>10</text:p>
          </table:table-cell>
          <table:table-cell/>
          <table:table-cell office:value-type="string">
            <text:p>Maximum Rating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/>
          <table:table-cell office:value-type="string">
            <text:p>Power Supply</text:p>
          </table:table-cell>
          <table:table-cell/>
          <table:table-cell office:value-type="float" office:value="250">
            <text:p>250</text:p>
          </table:table-cell>
          <table:table-cell/>
          <table:table-cell office:value-type="string">
            <text:p>Maximum Rating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1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Gill Sans For AMD Regular" svg:font-family="'Gill Sans For AMD Regular', 'Gill Sans For AMD Regular'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R </number:text>
      <number:number number:decimal-places="0" number:min-integer-digits="1" number:grouping="true"/>
    </number:number-style>
    <number:number-style style:name="N108">
      <number:text>R 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text>R </number:text>
      <number:number number:decimal-places="0" number:min-integer-digits="1" number:grouping="true"/>
    </number:number-style>
    <number:number-style style:name="N109">
      <style:text-properties fo:color="#ff0000"/>
      <number:text>R -</number:text>
      <number:number number:decimal-places="0" number:min-integer-digits="1" number:grouping="true"/>
      <style:map style:condition="value()&gt;=0" style:apply-style-name="N109P0"/>
    </number:number-style>
    <number:number-style style:name="N111P0" style:volatile="true">
      <number:text>R </number:text>
      <number:number number:decimal-places="2" number:min-integer-digits="1" number:grouping="true"/>
    </number:number-style>
    <number:number-style style:name="N111">
      <number:text>R -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text>R </number:text>
      <number:number number:decimal-places="2" number:min-integer-digits="1" number:grouping="true"/>
    </number:number-style>
    <number:number-style style:name="N112">
      <style:text-properties fo:color="#ff0000"/>
      <number:text>R 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 -</number:text>
      <number:number number:decimal-places="0" number:min-integer-digits="1" number:grouping="true"/>
      <number:text> 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R </number:text>
      <number:number number:decimal-places="0" number:min-integer-digits="1" number:grouping="true"/>
      <number:text> </number:text>
    </number:number-style>
    <number:number-style style:name="N124P1" style:volatile="true">
      <number:text> R -</number:text>
      <number:number number:decimal-places="0" number:min-integer-digits="1" number:grouping="true"/>
      <number:text> </number:text>
    </number:number-style>
    <number:number-style style:name="N124P2" style:volatile="true">
      <number:text> R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 -</number:text>
      <number:number number:decimal-places="2" number:min-integer-digits="1" number:grouping="true"/>
      <number:text> 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R </number:text>
      <number:number number:decimal-places="2" number:min-integer-digits="1" number:grouping="true"/>
      <number:text> </number:text>
    </number:number-style>
    <number:number-style style:name="N132P1" style:volatile="true">
      <number:text> R -</number:text>
      <number:number number:decimal-places="2" number:min-integer-digits="1" number:grouping="true"/>
      <number:text> </number:text>
    </number:number-style>
    <number:number-style style:name="N132P2" style:volatile="true">
      <number:text> R 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date-style style:name="N5106" number:language="en" number:country="ZA">
      <number:day number:style="long"/>
      <number:text>-</number:text>
      <number:month number:textual="true"/>
      <number:text>-</number:text>
      <number:year/>
    </number:date-style>
    <number:date-style style:name="N5107" number:language="en" number:country="ZA">
      <number:day number:style="long"/>
      <number:text>-</number:text>
      <number:month number:textual="true"/>
    </number:date-style>
    <number:date-style style:name="N5108" number:language="en" number:country="ZA">
      <number:month number:textual="true"/>
      <number:text>-</number:text>
      <number:year/>
    </number:date-style>
    <number:date-style style:name="N5109" number:language="en" number:country="ZA">
      <number:year number:style="long"/>
      <number:text>/</number:text>
      <number:month number:style="long"/>
      <number:text>/</number:text>
      <number:day number:style="long"/>
      <number:text> </number:text>
      <number:hours number:style="long"/>
      <number:text>:</number:text>
      <number:minutes number:style="long"/>
    </number:date-style>
    <number:number-style style:name="N5111P0" style:volatile="true" number:language="en" number:country="ZA">
      <number:text>R </number:text>
      <number:number number:decimal-places="0" number:min-integer-digits="1" number:grouping="true"/>
    </number:number-style>
    <number:number-style style:name="N5111" number:language="en" number:country="ZA">
      <number:text>R -</number:text>
      <number:number number:decimal-places="0" number:min-integer-digits="1" number:grouping="true"/>
      <style:map style:condition="value()&gt;=0" style:apply-style-name="N5111P0"/>
    </number:number-style>
    <number:number-style style:name="N5112P0" style:volatile="true" number:language="en" number:country="ZA">
      <number:text>R </number:text>
      <number:number number:decimal-places="0" number:min-integer-digits="1" number:grouping="true"/>
    </number:number-style>
    <number:number-style style:name="N5112" number:language="en" number:country="ZA">
      <style:text-properties fo:color="#ff0000"/>
      <number:text>R -</number:text>
      <number:number number:decimal-places="0" number:min-integer-digits="1" number:grouping="true"/>
      <style:map style:condition="value()&gt;=0" style:apply-style-name="N5112P0"/>
    </number:number-style>
    <number:number-style style:name="N5114P0" style:volatile="true" number:language="en" number:country="ZA">
      <number:text>R </number:text>
      <number:number number:decimal-places="2" number:min-integer-digits="1" number:grouping="true"/>
    </number:number-style>
    <number:number-style style:name="N5114" number:language="en" number:country="ZA">
      <number:text>R -</number:text>
      <number:number number:decimal-places="2" number:min-integer-digits="1" number:grouping="true"/>
      <style:map style:condition="value()&gt;=0" style:apply-style-name="N5114P0"/>
    </number:number-style>
    <number:number-style style:name="N5115P0" style:volatile="true" number:language="en" number:country="ZA">
      <number:text>R </number:text>
      <number:number number:decimal-places="2" number:min-integer-digits="1" number:grouping="true"/>
    </number:number-style>
    <number:number-style style:name="N5115" number:language="en" number:country="ZA">
      <style:text-properties fo:color="#ff0000"/>
      <number:text>R -</number:text>
      <number:number number:decimal-places="2" number:min-integer-digits="1" number:grouping="true"/>
      <style:map style:condition="value()&gt;=0" style:apply-style-name="N5115P0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Accent1" style:display-name="20% - Accent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2" style:display-name="20% - Accent2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3" style:display-name="20% - Accent3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4" style:display-name="20% - Accent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5" style:display-name="20% - Accent5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6" style:display-name="20% - Accent6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1" style:display-name="40% - Accent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2" style:display-name="40% - Accent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3" style:display-name="40% - Accent3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4" style:display-name="40% - Accent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5" style:display-name="40% - Accent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6" style:display-name="40% - Accent6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1" style:display-name="60% - Accent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2" style:display-name="60% - Accent2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3" style:display-name="60% - Accent3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4" style:display-name="60% - Accent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5" style:display-name="60% - 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6" style:display-name="60% - Accent6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ad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alculation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heck_20_Cell" style:display-name="Check Cell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planatory_20_Text" style:display-name="Explanatory Text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Good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Heading_20_1" style:display-name="Heading 1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Heading_20_2" style:display-name="Heading 2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Heading_20_3" style:display-name="Heading 3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Heading_20_4" style:display-name="Heading 4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Input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Linked_20_Cell" style:display-name="Linked Cell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e" style:family="table-cell" style:parent-style-name="Default">
      <style:table-cell-properties fo:background-color="#ffffcc" style:diagonal-bl-tr="none" style:diagonal-tl-br="none" fo:border="0.035cm solid #c0c0c0"/>
    </style:style>
    <style:style style:name="Output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itle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otal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Warning_20_Text" style:display-name="Warning Text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1_20_1" style:display-name="20% - Accent1 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2_20_1" style:display-name="20% - Accent2 1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3_20_1" style:display-name="20% - Accent3 1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4_20_1" style:display-name="20% - Accent4 1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5_20_1" style:display-name="20% - Accent5 1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6_20_1" style:display-name="20% - Accent6 1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1_20_1" style:display-name="40% - Accent1 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2_20_1" style:display-name="40% - Accent2 1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3_20_1" style:display-name="40% - Accent3 1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4_20_1" style:display-name="40% - Accent4 1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5_20_1" style:display-name="40% - Accent5 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6_20_1" style:display-name="40% - Accent6 1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1_20_1" style:display-name="60% - Accent1 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2_20_1" style:display-name="60% - Accent2 1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3_20_1" style:display-name="60% - Accent3 1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4_20_1" style:display-name="60% - Accent4 1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5_20_1" style:display-name="60% - Accent5 1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6_20_1" style:display-name="60% - Accent6 1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_20_1" style:display-name="Accent1 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_20_1" style:display-name="Accent2 1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_20_1" style:display-name="Accent3 1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_20_1" style:display-name="Accent4 1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_20_1" style:display-name="Accent5 1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1" style:display-name="Accent6 1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ad_20_1" style:display-name="Bad 1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alculation_20_1" style:display-name="Calculation 1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heck_20_Cell_20_1" style:display-name="Check Cell 1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planatory_20_Text_20_1" style:display-name="Explanatory Text 1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Good_20_1" style:display-name="Good 1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Heading_20_1_20_1" style:display-name="Heading 1 1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Heading_20_2_20_1" style:display-name="Heading 2 1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Heading_20_3_20_1" style:display-name="Heading 3 1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Heading_20_4_20_1" style:display-name="Heading 4 1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Input_20_1" style:display-name="Input 1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Linked_20_Cell_20_1" style:display-name="Linked Cell 1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_20_1" style:display-name="Neutral 1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e_20_1" style:display-name="Note 1" style:family="table-cell" style:parent-style-name="Default">
      <style:table-cell-properties fo:background-color="#ffffcc" style:diagonal-bl-tr="none" style:diagonal-tl-br="none" fo:border="0.035cm solid #c0c0c0"/>
    </style:style>
    <style:style style:name="Output_20_1" style:display-name="Output 1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itle_20_1" style:display-name="Title 1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otal_20_1" style:display-name="Total 1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Warning_20_Text_20_1" style:display-name="Warning Text 1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1_20_2" style:display-name="20% - Accent1 2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2_20_2" style:display-name="20% - Accent2 2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3_20_2" style:display-name="20% - Accent3 2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4_20_2" style:display-name="20% - Accent4 2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5_20_2" style:display-name="20% - Accent5 2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6_20_2" style:display-name="20% - Accent6 2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1_20_2" style:display-name="40% - Accent1 2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2_20_2" style:display-name="40% - Accent2 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3_20_2" style:display-name="40% - Accent3 2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4_20_2" style:display-name="40% - Accent4 2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5_20_2" style:display-name="40% - Accent5 2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6_20_2" style:display-name="40% - Accent6 2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1_20_2" style:display-name="60% - Accent1 2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2_20_2" style:display-name="60% - Accent2 2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3_20_2" style:display-name="60% - Accent3 2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4_20_2" style:display-name="60% - Accent4 2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5_20_2" style:display-name="60% - Accent5 2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6_20_2" style:display-name="60% - Accent6 2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_20_2" style:display-name="Accent1 2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_20_2" style:display-name="Accent2 2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_20_2" style:display-name="Accent3 2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_20_2" style:display-name="Accent4 2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_20_2" style:display-name="Accent5 2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2" style:display-name="Accent6 2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ad_20_2" style:display-name="Bad 2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alculation_20_2" style:display-name="Calculation 2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heck_20_Cell_20_2" style:display-name="Check Cell 2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planatory_20_Text_20_2" style:display-name="Explanatory Text 2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Good_20_2" style:display-name="Good 2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Heading_20_1_20_2" style:display-name="Heading 1 2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Heading_20_2_20_2" style:display-name="Heading 2 2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Heading_20_3_20_2" style:display-name="Heading 3 2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Heading_20_4_20_2" style:display-name="Heading 4 2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Input_20_2" style:display-name="Input 2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Linked_20_Cell_20_2" style:display-name="Linked Cell 2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_20_2" style:display-name="Neutral 2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e_20_2" style:display-name="Note 2" style:family="table-cell" style:parent-style-name="Default">
      <style:table-cell-properties fo:background-color="#ffffcc" style:diagonal-bl-tr="none" style:diagonal-tl-br="none" fo:border="0.035cm solid #c0c0c0"/>
    </style:style>
    <style:style style:name="Output_20_2" style:display-name="Output 2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itle_20_2" style:display-name="Title 2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otal_20_2" style:display-name="Total 2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Warning_20_Text_20_2" style:display-name="Warning Text 2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pm1">
      <style:page-layout-properties fo:page-width="29.699cm" fo:page-height="20.999cm" style:num-format="1" style:print-orientation="landscape"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4-11">2008/04/11</text:date>, <text:time>17:44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pm3">
      <style:header>
        <text:p><text:span text:style-name="T1"><text:sheet-name>???</text:sheet-name></text:span></text:p>
      </style:header>
      <style:header-left style:display="false">
        <text:p><text:span text:style-name="T1"><text:sheet-name>???</text:sheet-name></text:span></text:p>
      </style:header-left>
      <style:footer>
        <text:p><text:span text:style-name="T1">Page </text:span><text:span text:style-name="T1"><text:page-number>1</text:page-number></text:span></text:p>
      </style:footer>
      <style:footer-left style:display="false">
        <text:p><text:span text:style-name="T1">Page </text:span><text:span text:style-name="T1"><text:page-number>1</text:page-number></text:span></text:p>
      </style:footer-left>
    </style:master-page>
    <style:master-page style:name="PageStyle_5f_Sheet1_20_1" style:display-name="PageStyle_Sheet1 1" style:page-layout-name="pm3">
      <style:header>
        <text:p><text:span text:style-name="T1"><text:sheet-name>???</text:sheet-name></text:span></text:p>
      </style:header>
      <style:header-left style:display="false">
        <text:p><text:span text:style-name="T1"><text:sheet-name>???</text:sheet-name></text:span></text:p>
      </style:header-left>
      <style:footer>
        <text:p><text:span text:style-name="T1">Page </text:span><text:span text:style-name="T1"><text:page-number>1</text:page-number></text:span></text:p>
      </style:footer>
      <style:footer-left style:display="false">
        <text:p><text:span text:style-name="T1">Page </text:span><text:span text:style-name="T1"><text:page-number>1</text:page-number></text:span></text:p>
      </style:footer-left>
    </style:master-page>
    <style:master-page style:name="PageStyle_5f_Sheet1_20_2" style:display-name="PageStyle_Sheet1 2" style:page-layout-name="pm3">
      <style:header>
        <text:p><text:span text:style-name="T1"><text:sheet-name>???</text:sheet-name></text:span></text:p>
      </style:header>
      <style:header-left style:display="false">
        <text:p><text:span text:style-name="T1"><text:sheet-name>???</text:sheet-name></text:span></text:p>
      </style:header-left>
      <style:footer>
        <text:p><text:span text:style-name="T1">Page </text:span><text:span text:style-name="T1"><text:page-number>1</text:page-number></text:span></text:p>
      </style:footer>
      <style:footer-left style:display="false">
        <text:p><text:span text:style-name="T1">Page </text:span><text:span text:style-name="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3$Win32 OpenOffice.org_project/680m9$Build-9238</meta:generator>
    <meta:creation-date>2008-01-30T10:19:19</meta:creation-date>
    <dc:date>2008-04-11T17:44:53</dc:date>
    <meta:print-date>2008-03-14T17:29:25</meta:print-date>
    <meta:editing-cycles>34</meta:editing-cycles>
    <meta:editing-duration>PT17H31M47S</meta:editing-duration>
    <meta:user-defined meta:name="Info 1"/>
    <meta:user-defined meta:name="Info 2"/>
    <meta:user-defined meta:name="Info 3"/>
    <meta:user-defined meta:name="Info 4"/>
    <meta:document-statistic meta:table-count="1" meta:cell-count="69"/>
  </office:meta>
</office:document-meta>
</file>